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text-properties style:font-name="Times New Roman" fo:font-size="12.0pt"/>
    </style:style>
    <style:style style:name="P2" style:family="paragraph" style:parent-style-name="Standard">
      <style:paragraph-properties fo:margin-bottom="0.0833in"/>
      <style:text-properties style:font-name="Times New Roman"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MISS MANNERS GUIDE TO COLLEGE HOOKUPS</text:p>
      <text:p text:style-name="P1"/>
      <text:p text:style-name="P1">College is one of the best times to be single in your life. You're in a community with lots of people close to your age that are also probably mostly single. We've all been there. <text:s/>You are sexually frustrated. You gaze across the quad at someone from your Intro Philosophy class, or someone in the dining hall, and <text:s/>one thing leads to another, the hands are holding, the eyelashes are batting and, tah dah, the lips are locking. What promises to be a wonderful night can turn into a nightmare if certain hook-up courtesies are not followed. <text:s/>These are lessons learned through experience, not indoctrination. Remember most hook-ups end up with just making out.</text:p>
      <text:p text:style-name="P1"/>
      <text:p text:style-name="P1"/>
      <text:p text:style-name="P1">THE COURTSHIP</text:p>
      <text:p text:style-name="P1"/>
      <text:p text:style-name="P1">Titillated at the prospect of “no strings attached” sexual encounters, students across the country are increasingly joining college hook-up networks, the majority of which are modeled after the original site, UchicagoHookups.com, currently re-branded, EduHookups, a site that provides a place for students to post anonymous flirtatious messages to other users in hopes of later meeting up and hooking up. Whether you meet them on campus, or online, at least know your partner's name. This seems pretty obvious, but sometimes if you have had copious amounts of alcohol, your horniness might make you forget this step. <text:s/>Make some attempt at getting to know your potential suitor, even if it means falling back on the old script, "Where are you from? What's your major? What is your astrological sign​?” You don't necessarily have to remember these details. The important thing is that you appear to be interested in more about the other person than just his or her sex organs (even if this is not the case). <text:s/>Besides that, people like hearing their name.</text:p>
      <text:p text:style-name="P1"/>
      <text:p text:style-name="P1">Never hook up with friends. Hooking up with friends automatically changes the dynamic of the friendship. </text:p>
      <text:p text:style-name="P1"/>
      <text:p text:style-name="P1">Don't hook up with stupid people </text:p>
      <text:p text:style-name="P1"/>
      <text:p text:style-name="P1">They don't have to have a Ph.D. in molecular biology (which is hot, by the way), but they have to at least be able to discuss current affairs and a few news and political topics. </text:p>
      <text:p text:style-name="P1"/>
      <text:p text:style-name="P1">If they seem weird or creepy, assume that they're an axe murderer. Listen to your inner SVU detective. </text:p>
      <text:p text:style-name="P1"/>
      <text:p text:style-name="P1"/>
      <text:p text:style-name="P1">GAMETIME</text:p>
      <text:p text:style-name="P1"/>
      <text:p text:style-name="P1">You made contact, and now you are getting lucky. <text:s/>Before this happens, make sure you are ready for safe sex. <text:s/>That condom that has been sitting in a guy's wallet since he was 16, is expired, and not worth the risk. <text:s/>Just because she says she is on the pill, doesn't mean a thing, at this point. <text:s/>You are in college now, and neither of you are ready for babies or STDs. If you don't have protection available, don't do it. <text:s/>If you are lucky, you have a fresh supply of condoms, because your Mom packed them in your stuff before you left for college. If not, anticipate that one day you will get lucky. If you are old enough to get lucky, you are old enough to buy your own condoms.</text:p>
      <text:p text:style-name="P1"/>
      <text:p text:style-name="P1">Big problem is, where to go. <text:s/>Yeah, your hook up says, “come to my room, it is no problem.” If they have a single then you win, if they have a roommate, you have to find somewhere else. That roommate did not sign a housing contract for their roommate to be having sex in the other bed. I am sure you can be creative, and find someplace to go. Best idea is to never go to a strange place, with a stranger.</text:p>
      <text:p text:style-name="P1"/>
      <text:p text:style-name="P1">Is the other person a virgin? <text:s/>Not really your problem. <text:s/>All you should be worried about is that they say yes. <text:s/><text:span text:style-name="T1">Oh, and remember, a drunk person cannot consent. <text:s/></text:span></text:p>
      <text:p text:style-name="P1"/>
      <text:p text:style-name="P1"/>
      <text:p text:style-name="P1">POST HOOK-UP</text:p>
      <text:p text:style-name="P1"/>
      <text:p text:style-name="P1">This part can often be awkward. <text:s/>Do you snuggle? <text:s/>If you are not spending the night, it is not worth snuggling. <text:s/>Don't make the person feel like they have to stay if they don't want to.  </text:p>
      <text:p text:style-name="P1"/>
      <text:p text:style-name="P1">Make sure you have everything before you leave.  </text:p>
      <text:p text:style-name="P1"/>
      <text:p text:style-name="P1">If she is not staying, walk her back to her place. <text:s/></text:p>
      <text:p text:style-name="P1"/>
      <text:p text:style-name="P1"/>
      <text:p text:style-name="P1">NOW WHAT?</text:p>
      <text:p text:style-name="P1"/>
      <text:p text:style-name="P1">You hooked up, that doesn't mean it is a relationship. You both had consensual sex. <text:s/>You've seen each other naked, so if you run into the other, at least say hello. There is no need to be embarrassed. <text:s/>It was a random happening. <text:s/>No rule that says it can't happen again either.</text:p>
      <text:p text:style-name="P1"/>
      <text:p text:style-name="P2">If it's a one night stand, leave it at that. If you did end up in a one night stand situation, don't expect too much to come from it. Hooking up is NOT dating!</text:p>
      <text:p text:style-name="P2">Don't feel guilty. If there's any time in your life you can have a guiltless, fun hookup, it's now. </text:p>
      <text:p text:style-name="P1">Casual sex may grate on the soul, but college is not group therapy. </text:p>
      <text:p text:style-name="P1"/>
      <text:p text:style-name="P1">As crazy as it sounds, hooking up is a good way to explore your sexuality and find out what you like and don't like -- with a rubber on, of cour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37</meta:generator>
  </office:meta>
</office:document-meta>
</file>